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4in" style:rel-column-width="625*"/>
    </style:style>
    <style:style style:name="Table1.B" style:family="table-column">
      <style:table-column-properties style:column-width="1.6688in" style:rel-column-width="2404*"/>
    </style:style>
    <style:style style:name="Table1.C" style:family="table-column">
      <style:table-column-properties style:column-width="2.8125in" style:rel-column-width="4051*"/>
    </style:style>
    <style:style style:name="Table1.D" style:family="table-column">
      <style:table-column-properties style:column-width="2.0097in" style:rel-column-width="2895*"/>
    </style:style>
    <style:style style:name="Table1.1" style:family="table-row">
      <style:table-row-properties style:min-row-height="0.5417in"/>
    </style:style>
    <style:style style:name="Table1.A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C3" style:family="table-cell">
      <style:table-cell-properties style:vertical-align="" fo:padding="0.0382in" fo:border-left="0.5pt solid #000000" fo:border-right="none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16in" style:rel-column-width="599*"/>
    </style:style>
    <style:style style:name="Table2.B" style:family="table-column">
      <style:table-column-properties style:column-width="1.6875in" style:rel-column-width="2431*"/>
    </style:style>
    <style:style style:name="Table2.C" style:family="table-column">
      <style:table-column-properties style:column-width="4.8215in" style:rel-column-width="6945*"/>
    </style:style>
    <style:style style:name="Table2.1" style:family="table-row">
      <style:table-row-properties style:min-row-height="0.5417in"/>
    </style:style>
    <style:style style:name="Table2.A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"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28a5" officeooo:paragraph-rsid="001128a5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officeooo:rsid="000e8ae8" officeooo:paragraph-rsid="000e8ae8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e8ae8" officeooo:paragraph-rsid="000e8ae8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e8ae8" officeooo:paragraph-rsid="000e8ae8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e8ae8" officeooo:paragraph-rsid="000fd48c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fd48c" officeooo:paragraph-rsid="000fd48c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font-weight="normal" officeooo:rsid="001496fa" officeooo:paragraph-rsid="001496fa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font-weight="normal" officeooo:rsid="00186e3c" officeooo:paragraph-rsid="00186e3c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e8ae8" officeooo:paragraph-rsid="000e8ae8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officeooo:rsid="0019dee4" officeooo:paragraph-rsid="0019dee4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019dee4" officeooo:paragraph-rsid="0019dee4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officeooo:rsid="0019dee4" officeooo:paragraph-rsid="0019dee4" style:font-size-asian="10pt" style:font-size-complex="10pt"/>
    </style:style>
    <style:style style:name="T1" style:family="text">
      <style:text-properties officeooo:rsid="000fd48c"/>
    </style:style>
    <style:style style:name="T2" style:family="text">
      <style:text-properties officeooo:rsid="001b24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">Welder Project Management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No</text:p>
          </table:table-cell>
          <table:table-cell table:style-name="Table1.A2" office:value-type="string">
            <text:p text:style-name="P2">Feature</text:p>
          </table:table-cell>
          <table:table-cell table:style-name="Table1.A2" office:value-type="string">
            <text:p text:style-name="P2">Data <text:span text:style-name="T1">Request</text:span></text:p>
          </table:table-cell>
          <table:table-cell table:style-name="Table1.D2" office:value-type="string">
            <text:p text:style-name="P2">Endpoint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Add Project</text:p>
          </table:table-cell>
          <table:table-cell table:style-name="Table1.C3" office:value-type="string">
            <text:p text:style-name="P5">Client(name, phone, address).</text:p>
            <text:p text:style-name="P5">Project(title, <text:span text:style-name="T1">description, status</text:span>).</text:p>
            <text:p text:style-name="P6">ProjectItem(name, quantity, price).</text:p>
            <text:p text:style-name="P7">Payment(amount, type)</text:p>
            <text:p text:style-name="P8">Invoice(duedate, <text:span text:style-name="T2">service_fee</text:span>)</text:p>
          </table:table-cell>
          <table:table-cell table:style-name="Table1.D2" office:value-type="string">
            <text:p text:style-name="P6">POST api/projects</text:p>
          </table:table-cell>
        </table:table-row>
      </table:table>
      <text:p text:style-name="P9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0">Business Flow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0">No</text:p>
          </table:table-cell>
          <table:table-cell table:style-name="Table2.A2" office:value-type="string">
            <text:p text:style-name="P10">Future</text:p>
          </table:table-cell>
          <table:table-cell table:style-name="Table2.C2" office:value-type="string">
            <text:p text:style-name="P10">Flow</text:p>
          </table:table-cell>
        </table:table-row>
        <table:table-row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2">Add Project</text:p>
          </table:table-cell>
          <table:table-cell table:style-name="Table2.C3" office:value-type="string">
            <text:p text:style-name="P12">Validation request &gt; cek client by phone &gt; add to db if client not exists &gt; add to db project &gt; add to db project items &gt; add to db payment &gt; add to db invoice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7T01:26:15.367725652</meta:creation-date>
    <dc:date>2026-03-17T03:30:52.054180152</dc:date>
    <meta:editing-duration>PT1H42M8S</meta:editing-duration>
    <meta:editing-cycles>8</meta:editing-cycles>
    <meta:generator>LibreOffice/25.8.5.2$Linux_X86_64 LibreOffice_project/580$Build-2</meta:generator>
    <meta:document-statistic meta:table-count="2" meta:image-count="0" meta:object-count="0" meta:page-count="1" meta:paragraph-count="20" meta:word-count="70" meta:character-count="430" meta:non-whitespace-character-count="380"/>
  </office:meta>
</office:document-meta>
</file>